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72a5" officeooo:paragraph-rsid="001972a5"/>
    </style:style>
    <style:style style:name="P2" style:family="paragraph" style:parent-style-name="Text_20_body">
      <style:text-properties fo:font-variant="normal" fo:text-transform="none" fo:color="#000000" loext:opacity="100%" style:text-line-through-style="none" style:text-line-through-type="none" style:font-name="Google Sans Text" fo:font-size="20pt" fo:font-style="normal" style:text-underline-style="none" fo:font-weight="bold" officeooo:rsid="0019d1a7" officeooo:paragraph-rsid="0019d1a7" style:text-blinking="false" fo:background-color="transparent" style:font-size-asian="20pt" style:font-style-asian="normal" style:font-weight-asian="bold" style:font-size-complex="20pt" style:font-style-complex="normal" style:font-weight-complex="bold"/>
    </style:style>
    <style:style style:name="P3" style:family="paragraph" style:parent-style-name="Standard">
      <style:text-properties fo:font-size="20pt" fo:font-weight="bold" officeooo:rsid="0019d1a7" officeooo:paragraph-rsid="0019d1a7" style:font-size-asian="20pt" style:font-weight-asian="bold" style:font-size-complex="20pt" style:font-weight-complex="bold"/>
    </style:style>
    <style:style style:name="P4"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19d1a7" officeooo:paragraph-rsid="0019d1a7" style:text-blinking="false" fo:background-color="transparent" style:font-size-asian="20pt" style:font-style-asian="normal" style:font-weight-asian="bold" style:font-size-complex="20pt" style:font-style-complex="normal" style:font-weight-complex="bold"/>
    </style:style>
    <style:style style:name="P5"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1a6ada" officeooo:paragraph-rsid="001a6ada" style:text-blinking="false" fo:background-color="transparent" style:font-size-asian="20pt" style:font-style-asian="normal" style:font-weight-asian="bold" style:font-size-complex="20pt" style:font-style-complex="normal" style:font-weight-complex="bold"/>
    </style:style>
    <style:style style:name="P6" style:family="paragraph" style:parent-style-name="Text_20_body">
      <style:text-properties fo:font-variant="normal" fo:text-transform="none" fo:color="#000000" loext:opacity="100%" style:text-line-through-style="none" style:text-line-through-type="none" style:font-name="Google Sans Text" fo:font-size="20pt" fo:font-style="normal" style:text-underline-style="none" fo:font-weight="bold" officeooo:rsid="001a6ada" officeooo:paragraph-rsid="001a6ada" style:text-blinking="false" fo:background-color="transparent" style:font-size-asian="20pt" style:font-style-asian="normal" style:font-weight-asian="bold" style:font-size-complex="20pt" style:font-style-complex="normal" style:font-weight-complex="bold"/>
    </style:style>
    <style:style style:name="P7" style:family="paragraph" style:parent-style-name="Text_20_body">
      <style:text-properties fo:font-variant="normal" fo:text-transform="none" fo:color="#000000" loext:opacity="100%" style:text-line-through-style="none" style:text-line-through-type="none" style:font-name="Google Sans Text" fo:font-size="11pt" fo:font-style="italic" style:text-underline-style="none" fo:font-weight="normal" officeooo:rsid="0019d1a7" officeooo:paragraph-rsid="001a6ada" style:text-blinking="false" fo:background-color="transparent" style:font-size-asian="20pt" style:font-style-asian="italic" style:font-weight-asian="bold" style:font-size-complex="20pt" style:font-style-complex="italic" style:font-weight-complex="bold"/>
    </style:style>
    <style:style style:name="P8" style:family="paragraph" style:parent-style-name="Text_20_body">
      <style:text-properties fo:font-variant="normal" fo:text-transform="none" fo:color="#000000" loext:opacity="100%" style:text-line-through-style="none" style:text-line-through-type="none" style:font-name="Google Sans Text" fo:font-size="11pt" fo:font-style="italic" style:text-underline-style="none" fo:font-weight="normal" officeooo:rsid="001b289e" officeooo:paragraph-rsid="001b289e" style:text-blinking="false" fo:background-color="transparent" style:font-size-asian="20pt" style:font-style-asian="italic" style:font-weight-asian="bold" style:font-size-complex="20pt" style:font-style-complex="italic" style:font-weight-complex="bold"/>
    </style:style>
    <style:style style:name="P9" style:family="paragraph" style:parent-style-name="Text_20_body">
      <style:text-properties fo:font-variant="normal" fo:text-transform="none" fo:color="#000000" loext:opacity="100%" style:text-line-through-style="none" style:text-line-through-type="none" style:font-name="Google Sans Text" fo:font-size="20pt" fo:font-style="normal" style:text-underline-style="none" fo:font-weight="bold" officeooo:rsid="001b289e" officeooo:paragraph-rsid="001b289e" style:text-blinking="false" fo:background-color="transparent" style:font-size-asian="20pt" style:font-style-asian="normal" style:font-weight-asian="bold" style:font-size-complex="20pt" style:font-style-complex="normal" style:font-weight-complex="bold"/>
    </style:style>
    <style:style style:name="P10"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1b289e" officeooo:paragraph-rsid="001b289e" style:text-blinking="false" fo:background-color="transparent" style:font-size-asian="9.60000038146973pt" style:font-style-asian="normal" style:font-weight-asian="normal" style:font-size-complex="11pt" style:font-style-complex="normal" style:font-weight-complex="normal"/>
    </style:style>
    <style:style style:name="P11"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1d670b" officeooo:paragraph-rsid="001d670b" style:text-blinking="false" fo:background-color="transparent" style:font-size-asian="9.60000038146973pt" style:font-style-asian="normal" style:font-weight-asian="normal" style:font-size-complex="11pt" style:font-style-complex="normal" style:font-weight-complex="normal"/>
    </style:style>
    <style:style style:name="P12" style:family="paragraph" style:parent-style-name="Text_20_body">
      <style:text-properties fo:font-variant="normal" fo:text-transform="none" fo:color="#00a0fc" loext:opacity="100%" style:text-line-through-style="none" style:text-line-through-type="none" style:font-name="Google Sans Text" fo:font-size="11pt" fo:font-style="normal" style:text-underline-style="none" fo:font-weight="normal" officeooo:rsid="001d670b" officeooo:paragraph-rsid="001d670b" style:text-blinking="false" fo:background-color="transparent" style:font-size-asian="9.60000038146973pt" style:font-style-asian="normal" style:font-weight-asian="normal" style:font-size-complex="11pt" style:font-style-complex="normal" style:font-weight-complex="normal"/>
    </style:style>
    <style:style style:name="P13" style:family="paragraph" style:parent-style-name="Text_20_body">
      <style:text-properties fo:font-variant="normal" fo:text-transform="none" fo:color="#000000" loext:opacity="100%" style:text-line-through-style="none" style:text-line-through-type="none" style:font-name="Google Sans Text" fo:font-size="20pt" fo:font-style="normal" style:text-underline-style="none" fo:font-weight="bold" officeooo:rsid="001d670b" officeooo:paragraph-rsid="001d670b" style:text-blinking="false" fo:background-color="transparent" style:font-size-asian="20pt" style:font-style-asian="normal" style:font-weight-asian="bold" style:font-size-complex="20pt" style:font-style-complex="normal" style:font-weight-complex="bold"/>
    </style:style>
    <style:style style:name="P14"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bold" officeooo:rsid="001d670b" officeooo:paragraph-rsid="001d670b" style:text-blinking="false" fo:background-color="transparent" style:font-size-asian="9.60000038146973pt" style:font-style-asian="normal" style:font-weight-asian="bold" style:font-size-complex="11pt" style:font-style-complex="normal" style:font-weight-complex="bold"/>
    </style:style>
    <style:style style:name="P15"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1ed4ca" officeooo:paragraph-rsid="001ed4ca" style:text-blinking="false" fo:background-color="transparent" style:font-size-asian="9.60000038146973pt" style:font-style-asian="normal" style:font-weight-asian="normal" style:font-size-complex="11pt" style:font-style-complex="normal" style:font-weight-complex="normal"/>
    </style:style>
    <style:style style:name="P16" style:family="paragraph" style:parent-style-name="Text_20_body">
      <style:text-properties fo:font-variant="normal" fo:text-transform="none" fo:color="#00a0fc" loext:opacity="100%" style:text-line-through-style="none" style:text-line-through-type="none" style:font-name="Google Sans Text" fo:font-size="11pt" fo:font-style="normal" style:text-underline-style="none" fo:font-weight="normal" officeooo:rsid="001ed4ca" officeooo:paragraph-rsid="001ed4ca" style:text-blinking="false" fo:background-color="transparent" style:font-size-asian="9.60000038146973pt" style:font-style-asian="normal" style:font-weight-asian="normal" style:font-size-complex="11pt" style:font-style-complex="normal" style:font-weight-complex="normal"/>
    </style:style>
    <style:style style:name="P17" style:family="paragraph" style:parent-style-name="Text_20_body">
      <style:text-properties fo:font-variant="normal" fo:text-transform="none" fo:color="#000000" loext:opacity="100%" style:text-line-through-style="none" style:text-line-through-type="none" style:font-name="Google Sans Text" fo:font-size="20pt" fo:font-style="normal" style:text-underline-style="none" fo:font-weight="bold" officeooo:rsid="001ed4ca" officeooo:paragraph-rsid="001ed4ca" style:text-blinking="false" fo:background-color="transparent" style:font-size-asian="20pt" style:font-style-asian="normal" style:font-weight-asian="bold" style:font-size-complex="20pt" style:font-style-complex="normal" style:font-weight-complex="bold"/>
    </style:style>
    <style:style style:name="P18"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bold" officeooo:rsid="001ed4ca" officeooo:paragraph-rsid="001ed4ca" style:text-blinking="false" fo:background-color="transparent" style:font-size-asian="9.60000038146973pt" style:font-style-asian="normal" style:font-weight-asian="bold" style:font-size-complex="11pt" style:font-style-complex="normal" style:font-weight-complex="bold"/>
    </style:style>
    <style:style style:name="P19" style:family="paragraph" style:parent-style-name="Text_20_body">
      <style:text-properties fo:font-variant="normal" fo:text-transform="none" fo:color="#000000" loext:opacity="100%" style:text-line-through-style="none" style:text-line-through-type="none" style:font-name="Google Sans Text" fo:font-size="20pt" fo:font-style="normal" style:text-underline-style="none" fo:font-weight="bold" officeooo:rsid="0020cf0f" officeooo:paragraph-rsid="0020cf0f" style:text-blinking="false" fo:background-color="transparent" style:font-size-asian="17.5pt" style:font-style-asian="normal" style:font-weight-asian="bold" style:font-size-complex="20pt" style:font-style-complex="normal" style:font-weight-complex="bold"/>
    </style:style>
    <style:style style:name="P20"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20cf0f" officeooo:paragraph-rsid="0020cf0f" style:text-blinking="false" fo:background-color="transparent" style:font-size-asian="9.60000038146973pt" style:font-style-asian="normal" style:font-weight-asian="normal" style:font-size-complex="11pt" style:font-style-complex="normal" style:font-weight-complex="normal"/>
    </style:style>
    <style:style style:name="P21" style:family="paragraph" style:parent-style-name="Text_20_body">
      <style:text-properties fo:font-variant="normal" fo:text-transform="none" fo:color="#000000" loext:opacity="100%" style:text-line-through-style="none" style:text-line-through-type="none" style:font-name="Google Sans Text" fo:font-size="20pt" fo:font-style="normal" style:text-underline-style="none" fo:font-weight="bold" officeooo:rsid="0021c1ff" officeooo:paragraph-rsid="0021c1ff" style:text-blinking="false" fo:background-color="transparent" style:font-size-asian="17.5pt" style:font-style-asian="normal" style:font-weight-asian="bold" style:font-size-complex="20pt" style:font-style-complex="normal" style:font-weight-complex="bold"/>
    </style:style>
    <style:style style:name="P22"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bold" officeooo:rsid="0021c1ff" officeooo:paragraph-rsid="0021c1ff" style:text-blinking="false" fo:background-color="transparent" style:font-size-asian="9.60000038146973pt" style:font-style-asian="normal" style:font-weight-asian="bold" style:font-size-complex="11pt" style:font-style-complex="normal" style:font-weight-complex="bold"/>
    </style:style>
    <style:style style:name="P23"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21c1ff" officeooo:paragraph-rsid="0021c1ff" style:text-blinking="false" fo:background-color="transparent" style:font-size-asian="9.60000038146973pt" style:font-style-asian="normal" style:font-weight-asian="normal" style:font-size-complex="11pt" style:font-style-complex="normal" style:font-weight-complex="normal"/>
    </style:style>
    <style:style style:name="P24" style:family="paragraph" style:parent-style-name="Text_20_body">
      <style:text-properties fo:font-variant="normal" fo:text-transform="none" fo:color="#000000" loext:opacity="100%" style:text-line-through-style="none" style:text-line-through-type="none" style:font-name="Google Sans Text" fo:font-size="20pt" fo:font-style="normal" style:text-underline-style="none" fo:font-weight="bold" officeooo:rsid="0022c64b" officeooo:paragraph-rsid="0022c64b" style:text-blinking="false" fo:background-color="transparent" style:font-size-asian="17.5pt" style:font-style-asian="normal" style:font-weight-asian="bold" style:font-size-complex="20pt" style:font-style-complex="normal" style:font-weight-complex="bold"/>
    </style:style>
    <style:style style:name="P25"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22c64b" officeooo:paragraph-rsid="0022c64b" style:text-blinking="false" fo:background-color="transparent" style:font-size-asian="9.60000038146973pt" style:font-style-asian="normal" style:font-weight-asian="normal" style:font-size-complex="11pt" style:font-style-complex="normal" style:font-weight-complex="normal"/>
    </style:style>
    <style:style style:name="P26" style:family="paragraph" style:parent-style-name="Text_20_body">
      <style:text-properties fo:font-variant="normal" fo:text-transform="none" fo:color="#000000" loext:opacity="100%" style:text-line-through-style="none" style:text-line-through-type="none" style:font-name="Google Sans Text" fo:font-size="20pt" fo:font-style="normal" style:text-underline-style="none" fo:font-weight="bold" officeooo:rsid="0022e52b" officeooo:paragraph-rsid="0022e52b" style:text-blinking="false" fo:background-color="transparent" style:font-size-asian="17.5pt" style:font-style-asian="normal" style:font-weight-asian="bold" style:font-size-complex="20pt" style:font-style-complex="normal" style:font-weight-complex="bold"/>
    </style:style>
    <style:style style:name="P27"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22e52b" officeooo:paragraph-rsid="0022e52b" style:text-blinking="false" fo:background-color="transparent" style:font-size-asian="9.60000038146973pt" style:font-style-asian="normal" style:font-weight-asian="normal" style:font-size-complex="11pt" style:font-style-complex="normal" style:font-weight-complex="normal"/>
    </style:style>
    <style:style style:name="P28" style:family="paragraph" style:parent-style-name="Text_20_body">
      <style:text-properties fo:font-variant="normal" fo:text-transform="none" fo:color="#000000" loext:opacity="100%" style:text-line-through-style="none" style:text-line-through-type="none" style:font-name="Google Sans Text" fo:font-size="20pt" fo:font-style="normal" style:text-underline-style="none" fo:font-weight="bold" officeooo:rsid="0022e52b" officeooo:paragraph-rsid="0022e52b" style:text-blinking="false" fo:background-color="transparent" style:font-size-asian="20pt" style:font-style-asian="normal" style:font-weight-asian="bold" style:font-size-complex="20pt" style:font-style-complex="normal" style:font-weight-complex="bold"/>
    </style:style>
    <style:style style:name="P29"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2451cd" officeooo:paragraph-rsid="002451cd" style:text-blinking="false" fo:background-color="transparent" style:font-size-asian="9.60000038146973pt" style:font-style-asian="normal" style:font-weight-asian="normal" style:font-size-complex="11pt" style:font-style-complex="normal" style:font-weight-complex="normal"/>
    </style:style>
    <style:style style:name="P30"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247327" officeooo:paragraph-rsid="00247327" style:text-blinking="false" fo:background-color="transparent" style:font-size-asian="9.60000038146973pt" style:font-style-asian="normal" style:font-weight-asian="normal" style:font-size-complex="11pt" style:font-style-complex="normal" style:font-weight-complex="normal"/>
    </style:style>
    <style:style style:name="P31" style:family="paragraph" style:parent-style-name="Text_20_body">
      <style:text-properties fo:font-variant="normal" fo:text-transform="none" fo:color="#000000" loext:opacity="100%" style:text-line-through-style="none" style:text-line-through-type="none" style:font-name="Google Sans Text" fo:font-size="20pt" fo:font-style="normal" style:text-underline-style="none" fo:font-weight="bold" officeooo:rsid="00247327" officeooo:paragraph-rsid="00247327" style:text-blinking="false" fo:background-color="transparent" style:font-size-asian="20pt" style:font-style-asian="normal" style:font-weight-asian="bold" style:font-size-complex="20pt" style:font-style-complex="normal" style:font-weight-complex="bold"/>
    </style:style>
    <style:style style:name="P32" style:family="paragraph" style:parent-style-name="Text_20_body">
      <style:text-properties fo:font-variant="normal" fo:text-transform="none" fo:color="#000000" loext:opacity="100%" style:text-line-through-style="none" style:text-line-through-type="none" style:font-name="Google Sans Text" fo:font-size="11pt" fo:font-style="normal" style:text-underline-style="none" fo:font-weight="normal" officeooo:rsid="00254fd9" officeooo:paragraph-rsid="00254fd9" style:text-blinking="false" fo:background-color="transparent" style:font-size-asian="9.60000038146973pt" style:font-style-asian="normal" style:font-weight-asian="normal" style:font-size-complex="11pt" style:font-style-complex="normal" style:font-weight-complex="normal"/>
    </style:style>
    <style:style style:name="P33"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officeooo:rsid="00254fd9" officeooo:paragraph-rsid="00254fd9" style:text-blinking="false" fo:background-color="transparent" style:font-size-asian="9.60000038146973pt" style:font-style-asian="normal" style:font-weight-asian="normal" style:font-size-complex="11pt" style:font-style-complex="normal" style:font-weight-complex="normal"/>
    </style:style>
    <style:style style:name="P34"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20pt" fo:font-style="normal" style:text-underline-style="none" fo:font-weight="bold" officeooo:rsid="00254fd9" officeooo:paragraph-rsid="00254fd9" style:text-blinking="false" fo:background-color="transparent" style:font-size-asian="20pt" style:font-style-asian="normal" style:font-weight-asian="bold" style:font-size-complex="20pt" style:font-style-complex="normal" style:font-weight-complex="bold"/>
    </style:style>
    <style:style style:name="P35"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officeooo:rsid="0026916d" officeooo:paragraph-rsid="0026916d" style:text-blinking="false" fo:background-color="transparent" style:font-size-asian="9.60000038146973pt" style:font-style-asian="normal" style:font-weight-asian="normal" style:font-size-complex="11pt" style:font-style-complex="normal" style:font-weight-complex="normal"/>
    </style:style>
    <style:style style:name="P36"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officeooo:rsid="002777bd" officeooo:paragraph-rsid="002777bd" style:text-blinking="false" fo:background-color="transparent" style:font-size-asian="9.60000038146973pt" style:font-style-asian="normal" style:font-weight-asian="normal" style:font-size-complex="11pt" style:font-style-complex="normal" style:font-weight-complex="normal"/>
    </style:style>
    <style:style style:name="P37"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20pt" fo:font-style="normal" style:text-underline-style="none" fo:font-weight="bold" officeooo:rsid="0029019d" officeooo:paragraph-rsid="0029019d" style:text-blinking="false" fo:background-color="transparent" style:font-size-asian="17.5pt" style:font-style-asian="normal" style:font-weight-asian="bold" style:font-size-complex="20pt" style:font-style-complex="normal" style:font-weight-complex="bold"/>
    </style:style>
    <style:style style:name="P38"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officeooo:rsid="0029019d" officeooo:paragraph-rsid="0029019d" style:text-blinking="false" fo:background-color="transparent" style:font-size-asian="9.60000038146973pt" style:font-style-asian="normal" style:font-weight-asian="normal" style:font-size-complex="11pt" style:font-style-complex="normal" style:font-weight-complex="normal"/>
    </style:style>
    <style:style style:name="P39"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20pt" fo:font-style="normal" style:text-underline-style="none" fo:font-weight="bold" officeooo:rsid="0029019d" officeooo:paragraph-rsid="0029019d" style:text-blinking="false" fo:background-color="transparent" style:font-size-asian="20pt" style:font-style-asian="normal" style:font-weight-asian="bold" style:font-size-complex="20pt" style:font-style-complex="normal" style:font-weight-complex="bold"/>
    </style:style>
    <style:style style:name="P40"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officeooo:rsid="002a7b59" officeooo:paragraph-rsid="002a7b59" style:text-blinking="false" fo:background-color="transparent" style:font-size-asian="9.60000038146973pt" style:font-style-asian="normal" style:font-weight-asian="normal" style:font-size-complex="11pt" style:font-style-complex="normal" style:font-weight-complex="normal"/>
    </style:style>
    <style:style style:name="P41"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20pt" fo:font-style="normal" style:text-underline-style="none" fo:font-weight="bold" officeooo:rsid="002a7b59" officeooo:paragraph-rsid="002a7b59" style:text-blinking="false" fo:background-color="transparent" style:font-size-asian="20pt" style:font-style-asian="normal" style:font-weight-asian="bold" style:font-size-complex="20pt" style:font-style-complex="normal" style:font-weight-complex="bold"/>
    </style:style>
    <style:style style:name="P42"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officeooo:rsid="002aea63" officeooo:paragraph-rsid="002aea63" style:text-blinking="false" fo:background-color="transparent" style:font-size-asian="9.60000038146973pt" style:font-style-asian="normal" style:font-weight-asian="normal" style:font-size-complex="11pt" style:font-style-complex="normal" style:font-weight-complex="normal"/>
    </style:style>
    <style:style style:name="P43"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20pt" fo:font-style="normal" style:text-underline-style="none" fo:font-weight="bold" officeooo:rsid="002aea63" officeooo:paragraph-rsid="002aea63" style:text-blinking="false" fo:background-color="transparent" style:font-size-asian="20pt" style:font-style-asian="normal" style:font-weight-asian="bold" style:font-size-complex="20pt" style:font-style-complex="normal" style:font-weight-complex="bold"/>
    </style:style>
    <style:style style:name="P44"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officeooo:rsid="002cd585" officeooo:paragraph-rsid="002cd585" style:text-blinking="false" fo:background-color="transparent" style:font-size-asian="9.60000038146973pt" style:font-style-asian="normal" style:font-weight-asian="normal" style:font-size-complex="11pt" style:font-style-complex="normal" style:font-weight-complex="normal"/>
    </style:style>
    <style:style style:name="P45"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20pt" fo:font-style="normal" style:text-underline-style="none" fo:font-weight="bold" officeooo:rsid="002e245f" officeooo:paragraph-rsid="002e245f" style:text-blinking="false" fo:background-color="transparent" style:font-size-asian="17.5pt" style:font-style-asian="normal" style:font-weight-asian="bold" style:font-size-complex="20pt" style:font-style-complex="normal" style:font-weight-complex="bold"/>
    </style:style>
    <style:style style:name="P46"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officeooo:rsid="002e245f" officeooo:paragraph-rsid="002e245f" style:text-blinking="false" fo:background-color="transparent" style:font-size-asian="9.60000038146973pt" style:font-style-asian="normal" style:font-weight-asian="normal" style:font-size-complex="11pt" style:font-style-complex="normal" style:font-weight-complex="normal"/>
    </style:style>
    <style:style style:name="P47"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20pt" fo:font-style="normal" style:text-underline-style="none" fo:font-weight="bold" officeooo:rsid="0030ff0d" officeooo:paragraph-rsid="0030ff0d" style:text-blinking="false" fo:background-color="transparent" style:font-size-asian="17.5pt" style:font-style-asian="normal" style:font-weight-asian="bold" style:font-size-complex="20pt" style:font-style-complex="normal" style:font-weight-complex="bold"/>
    </style:style>
    <style:style style:name="P48"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officeooo:rsid="0030ff0d" officeooo:paragraph-rsid="0030ff0d" style:text-blinking="false" fo:background-color="transparent" style:font-size-asian="9.60000038146973pt" style:font-style-asian="normal" style:font-weight-asian="normal" style:font-size-complex="11pt" style:font-style-complex="normal" style:font-weight-complex="normal"/>
    </style:style>
    <style:style style:name="P49"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officeooo:rsid="00321802" officeooo:paragraph-rsid="00321802" style:text-blinking="false" fo:background-color="transparent" style:font-size-asian="9.60000038146973pt" style:font-style-asian="normal" style:font-weight-asian="normal" style:font-size-complex="11pt" style:font-style-complex="normal" style:font-weight-complex="normal"/>
    </style:style>
    <style:style style:name="P50"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20pt" fo:font-style="normal" style:text-underline-style="none" fo:font-weight="bold" officeooo:rsid="0030ff0d" officeooo:paragraph-rsid="0030ff0d" style:text-blinking="false" fo:background-color="transparent" style:font-size-asian="20pt" style:font-style-asian="normal" style:font-weight-asian="bold" style:font-size-complex="20pt" style:font-style-complex="normal" style:font-weight-complex="bold"/>
    </style:style>
    <style:style style:name="P51"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officeooo:rsid="0035f762" officeooo:paragraph-rsid="0035f762" style:text-blinking="false" fo:background-color="transparent" style:font-size-asian="9.60000038146973pt" style:font-style-asian="normal" style:font-weight-asian="normal" style:font-size-complex="11pt" style:font-style-complex="normal" style:font-weight-complex="normal"/>
    </style:style>
    <style:style style:name="P52"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20pt" fo:font-style="normal" style:text-underline-style="none" fo:font-weight="bold" officeooo:rsid="0036aa41" officeooo:paragraph-rsid="0036aa41" style:text-blinking="false" fo:background-color="transparent" style:font-size-asian="17.5pt" style:font-style-asian="normal" style:font-weight-asian="bold" style:font-size-complex="20pt" style:font-style-complex="normal" style:font-weight-complex="bold"/>
    </style:style>
    <style:style style:name="P53" style:family="paragraph" style:parent-style-name="Text_20_body">
      <style:paragraph-properties style:writing-mode="lr-tb"/>
      <style:text-properties fo:font-variant="normal" fo:text-transform="none" fo:color="#000000" loext:opacity="100%" style:text-line-through-style="none" style:text-line-through-type="none" style:font-name="Google Sans Text" fo:font-size="11pt" fo:font-style="normal" style:text-underline-style="none" fo:font-weight="normal" officeooo:rsid="0036aa41" officeooo:paragraph-rsid="0036aa41" style:text-blinking="false" fo:background-color="transparent"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color="#00a0fc" loext:opacity="100%"/>
    </style:style>
    <style:style style:name="T3" style:family="text">
      <style:text-properties officeooo:rsid="001b289e"/>
    </style:style>
    <style:style style:name="T4" style:family="text">
      <style:text-properties fo:font-weight="bold" style:font-weight-asian="bold" style:font-weight-complex="bold"/>
    </style:style>
    <style:style style:name="T5" style:family="text">
      <style:text-properties officeooo:rsid="002451cd"/>
    </style:style>
    <style:style style:name="T6" style:family="text">
      <style:text-properties officeooo:rsid="00247327"/>
    </style:style>
    <style:style style:name="T7" style:family="text">
      <style:text-properties officeooo:rsid="0026916d"/>
    </style:style>
    <style:style style:name="T8" style:family="text">
      <style:text-properties officeooo:rsid="00294d71"/>
    </style:style>
    <style:style style:name="T9" style:family="text">
      <style:text-properties officeooo:rsid="002aea63"/>
    </style:style>
    <style:style style:name="T10" style:family="text">
      <style:text-properties officeooo:rsid="00321802"/>
    </style:style>
    <style:style style:name="T11" style:family="text">
      <style:text-properties officeooo:rsid="00336e6e"/>
    </style:style>
    <style:style style:name="T12" style:family="text">
      <style:text-properties officeooo:rsid="0035f762"/>
    </style:style>
    <style:style style:name="T13" style:family="text">
      <style:text-properties officeooo:rsid="0037ae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FreeCodeCamp HTML Notes</text:p>
      <text:p text:style-name="P3"/>
      <text:p text:style-name="P4">HTML – stands for <text:span text:style-name="T1">Hypertext markup language</text:span></text:p>
      <text:p text:style-name="P4">HTML consists of elements eg. h1 enclosed in tags <text:span text:style-name="T2">&lt;h1&gt;ipsum lorem&lt;/h1&gt;</text:span></text:p>
      <text:p text:style-name="P4">HTML represents the content and structure of a webpage through the use of elements.</text:p>
      <text:p text:style-name="P4">While HTML tag names are case-insensitive, it is a widely accepted convention and best practice to write them in lowercase.</text:p>
      <text:p text:style-name="P4">Some HTML elements do not have a closing tag, known as void elements</text:p>
      <text:p text:style-name="P4">For eg. &lt;img&gt;</text:p>
      <text:p text:style-name="P4">An attribute is a special value used to adjust the behavior for an HTML element.</text:p>
      <text:p text:style-name="P5">Eg. <text:span text:style-name="T2">&lt;img src="https://cdn.freecodecamp.org/curriculum/cat-photo-app/running-cats.jpg" /&gt;</text:span></text:p>
      <text:p text:style-name="P5">src attribute specifies location of image</text:p>
      <text:p text:style-name="P5">alt attribute provides short, descriptive text for the images.</text:p>
      <text:p text:style-name="P5">For eg. <text:span text:style-name="T2">&lt;img src="https://cdn.freecodecamp.org/curriculum/cat-photo-app/cats.jpg" alt="Two tabby kittens sleeping together on a couch." /&gt;</text:span></text:p>
      <text:p text:style-name="P5">HTML is for the content and structure. CSS is for styling. JavaScript is for adding interactivity to your web pages</text:p>
      <text:p text:style-name="P5"/>
      <text:p text:style-name="P6">What Are Attributes, and How Do They Work?</text:p>
      <text:p text:style-name="P7"/>
      <text:p text:style-name="P7">An attribute is a value placed inside the opening tag of an HTML element</text:p>
      <text:p text:style-name="P7"><text:span text:style-name="T2">&lt;element attribute="value"&gt;&lt;/element&gt;</text:span> <text:span text:style-name="T3">is the basic syntax</text:span></text:p>
      <text:p text:style-name="P7"><text:span text:style-name="T3">h</text:span>ref attribute specifies the URL of a link and the target attribute specifies where to open the link.</text:p>
      <text:p text:style-name="P7"><text:s/>src, and alt, or alternative, attribute - which is used to specify the source of an image and provide alternative descriptive text for the image, respectively.</text:p>
      <text:p text:style-name="P7">alt attribute is not required, but it is recommended for accessibility purposes</text:p>
      <text:p text:style-name="P7"/>
      <text:p text:style-name="P7">Inputs are used to collect data from users, and the type attribute specifies the type of input</text:p>
      <text:p text:style-name="P8">eg. <text:span text:style-name="T2">&lt;input type="checkbox" checked /&gt;</text:span></text:p>
      <text:p text:style-name="P8">Checked attribute is used to specify that the checkbox should be checked by default.</text:p>
      <text:p text:style-name="P8">This is known as a boolean attribute</text:p>
      <text:p text:style-name="P8"><text:soft-page-break/>Eg. of boolean attributes are disabled, readonly, and required.</text:p>
      <text:p text:style-name="P8">Eg. <text:span text:style-name="T2">&lt;input type="text" disabled&gt;</text:span></text:p>
      <text:p text:style-name="P8"/>
      <text:p text:style-name="P9">What Is the Role of the Link Element in HTML, and How Can It Be Used to Link to External Stylesheets?</text:p>
      <text:p text:style-name="P10">The link element is used to link to external resources</text:p>
      <text:p text:style-name="P11">Eg. stylesheets and site icons</text:p>
      <text:p text:style-name="P11">Basic syntax: <text:span text:style-name="T2">&lt;link rel="stylesheet" href="./styles.css" /&gt;</text:span></text:p>
      <text:p text:style-name="P11">rel attribute is used to specify the relationship between the linked resource and the HTML document.</text:p>
      <text:p text:style-name="P11">The `href` attribute is used to specify the location of the URL for the external resource.</text:p>
      <text:p text:style-name="P11">Link element should be placed inside the head element\</text:p>
      <text:p text:style-name="P12">&lt;head&gt;</text:p>
      <text:p text:style-name="P12"><text:s text:c="2"/>&lt;meta charset="UTF-8" /&gt;</text:p>
      <text:p text:style-name="P12"><text:s text:c="2"/>&lt;meta name="viewport" content="width=device-width, initial-scale=1.0" /&gt;</text:p>
      <text:p text:style-name="P12"><text:s text:c="2"/>&lt;title&gt;Examples of the link element&lt;/title&gt;</text:p>
      <text:p text:style-name="P12"><text:s text:c="2"/>&lt;link rel="stylesheet" href="./styles.css" /&gt;</text:p>
      <text:p text:style-name="P12">&lt;/head&gt;</text:p>
      <text:p text:style-name="P12"/>
      <text:p text:style-name="P11">Here is an example of using the link element to link to an external Google Font called Playwright Cuba:</text:p>
      <text:p text:style-name="P12">&lt;link rel="preconnect" href="https://fonts.googleapis.com" /&gt;</text:p>
      <text:p text:style-name="P12">&lt;link rel="preconnect" href="https://fonts.gstatic.com" crossorigin /&gt;</text:p>
      <text:p text:style-name="P12">&lt;link</text:p>
      <text:p text:style-name="P12"><text:s text:c="2"/>href="https://fonts.googleapis.com/css2?family=Playwrite+CU:wght@100..400&amp;display=swap"</text:p>
      <text:p text:style-name="P12"><text:s text:c="2"/>rel="stylesheet"</text:p>
      <text:p text:style-name="P12">/&gt;</text:p>
      <text:p text:style-name="P11">In this example, the preconnect value for the rel attribute tells the browser to create an early connection to the value specified in the href attribute. This is done to speed up loading times for these external resources.</text:p>
      <text:p text:style-name="P11">Example of linking to a favicon:</text:p>
      <text:p text:style-name="P12">&lt;link rel="icon" href="favicon.ico" /&gt;</text:p>
      <text:p text:style-name="P11"><text:soft-page-break/>Favicon, is a small icon typically displayed in the browser tab next to the site title.</text:p>
      <text:p text:style-name="P11"/>
      <text:p text:style-name="P13">What Is an HTML Boilerplate, and Why Is It Important?</text:p>
      <text:p text:style-name="P14"/>
      <text:p text:style-name="P15">HTML Boilerplate is a template for your webpages, includes basic structure and essential elements of HTML document</text:p>
      <text:p text:style-name="P15">Eg. </text:p>
      <text:p text:style-name="P16">&lt;!DOCTYPE html&gt;</text:p>
      <text:p text:style-name="P16">&lt;html lang="en"&gt;</text:p>
      <text:p text:style-name="P16"><text:s text:c="2"/>&lt;head&gt;</text:p>
      <text:p text:style-name="P16"><text:s text:c="4"/>&lt;meta charset="utf-8" /&gt;</text:p>
      <text:p text:style-name="P16"><text:s text:c="4"/>&lt;meta</text:p>
      <text:p text:style-name="P16"><text:s text:c="7"/>name="viewport"</text:p>
      <text:p text:style-name="P16"><text:s text:c="7"/>content="width=device-width, initial-scale=1.0" /&gt;</text:p>
      <text:p text:style-name="P16"><text:s text:c="4"/>&lt;title&gt;freeCodeCamp&lt;/title&gt;</text:p>
      <text:p text:style-name="P16"><text:s text:c="4"/>&lt;link rel="stylesheet" href="./styles.css" /&gt;</text:p>
      <text:p text:style-name="P16"><text:s text:c="2"/>&lt;/head&gt;</text:p>
      <text:p text:style-name="P16"><text:s text:c="2"/>&lt;body&gt;</text:p>
      <text:p text:style-name="P16"><text:s text:c="2"/>&lt;/body&gt;</text:p>
      <text:p text:style-name="P16">&lt;/html&gt;</text:p>
      <text:p text:style-name="P15"/>
      <text:p text:style-name="P15">Breakdown:</text:p>
      <text:p text:style-name="P16">&lt;!DOCTYPE html&gt; </text:p>
      <text:p text:style-name="P15">Tells browser version of HTML used</text:p>
      <text:p text:style-name="P15"/>
      <text:p text:style-name="P16">&lt;html lang="en"&gt;</text:p>
      <text:p text:style-name="P16"><text:s text:c="2"/>&lt;!--All other elements go inside here--&gt;</text:p>
      <text:p text:style-name="P16">&lt;/html&gt; </text:p>
      <text:p text:style-name="P15">Wraps around content and can specify page language</text:p>
      <text:p text:style-name="P15"/>
      <text:p text:style-name="P15"/>
      <text:p text:style-name="P15"/>
      <text:p text:style-name="P16"><text:soft-page-break/>&lt;head&gt;</text:p>
      <text:p text:style-name="P16"><text:s text:c="2"/>&lt;meta charset="UTF-8" /&gt;</text:p>
      <text:p text:style-name="P16"><text:s text:c="2"/>&lt;meta name="viewport" content="width=device-width, initial-scale=1.0" /&gt;</text:p>
      <text:p text:style-name="P16"><text:s text:c="2"/>&lt;title&gt;Document Title Goes Here&lt;/title&gt;</text:p>
      <text:p text:style-name="P16"><text:s text:c="2"/>&lt;link rel="stylesheet" href="./styles.css" /&gt;</text:p>
      <text:p text:style-name="P16">&lt;/head</text:p>
      <text:p text:style-name="P15">Site's metadata, contained in meta elements, has details about things like character encoding, and how websites like Twitter should preview your page's link</text:p>
      <text:p text:style-name="P15">Title element displays site title in browser tab or window</text:p>
      <text:p text:style-name="P15">Typically link your page's external stylesheets in the head section using `link` elements</text:p>
      <text:p text:style-name="P15"/>
      <text:p text:style-name="P16">&lt;body&gt;</text:p>
      <text:p text:style-name="P16"><text:s text:c="2"/>&lt;h1&gt;I am a main title&lt;/h1&gt;</text:p>
      <text:p text:style-name="P16"><text:s text:c="2"/>&lt;p&gt;Example paragraph text&lt;/p&gt;</text:p>
      <text:p text:style-name="P16">&lt;/body&gt;</text:p>
      <text:p text:style-name="P15">Where all content goes</text:p>
      <text:p text:style-name="P15"/>
      <text:p text:style-name="P15">Ensures pages are structured correctly, avoid common mistakes and follow best practices</text:p>
      <text:p text:style-name="P15">Great starting point</text:p>
      <text:p text:style-name="P15"/>
      <text:p text:style-name="P17">What Is UTF-8 Character Encoding, and Why Is It Needed?</text:p>
      <text:p text:style-name="P18"/>
      <text:p text:style-name="P15">UTF-8, or UCS Transformation Format 8, is a standardized character encoding widely used on the web</text:p>
      <text:p text:style-name="P15">Character encoding is the method computers use to store characters as data.</text:p>
      <text:p text:style-name="P15">In computing, a byte is a unit of data consisting of 8 bits, or binary digits</text:p>
      <text:p text:style-name="P15">UTF-8 supports every character in the Unicode character set - and this includes characters and symbols from all writing systems, languages, and technical symbols</text:p>
      <text:p text:style-name="P15"/>
      <text:p text:style-name="P15">Eg.</text:p>
      <text:p text:style-name="P15">&lt;meta charset="UTF-8" /&gt;\</text:p>
      <text:p text:style-name="P15"/>
      <text:p text:style-name="P15"><text:soft-page-break/>Extended Code Example.</text:p>
      <text:p text:style-name="P15">&lt;!DOCTYPE html&gt;</text:p>
      <text:p text:style-name="P15">&lt;html lang="en"&gt;</text:p>
      <text:p text:style-name="P15"><text:s text:c="2"/>&lt;head&gt;</text:p>
      <text:p text:style-name="P15"><text:s text:c="4"/>&lt;meta charset="UTF-8" /&gt;</text:p>
      <text:p text:style-name="P15"><text:s text:c="4"/>&lt;meta name="viewport" content="width=device-width, initial-scale=1.0" /&gt;</text:p>
      <text:p text:style-name="P15"><text:s text:c="4"/>&lt;title&gt;Examples of the UTF-8 encoding&lt;/title&gt;</text:p>
      <text:p text:style-name="P15"><text:s text:c="2"/>&lt;/head&gt;</text:p>
      <text:p text:style-name="P15"><text:s text:c="2"/>&lt;body&gt;</text:p>
      <text:p text:style-name="P15"><text:s text:c="4"/>&lt;p&gt;Café&lt;/p&gt;</text:p>
      <text:p text:style-name="P15"><text:s text:c="2"/>&lt;/body&gt;</text:p>
      <text:p text:style-name="P15">&lt;/html&gt;</text:p>
      <text:p text:style-name="P15"/>
      <text:p text:style-name="P19">What are DIV Elements and When should you use them?</text:p>
      <text:p text:style-name="P20"/>
      <text:p text:style-name="P20">Used as a container to group other elements</text:p>
      <text:p text:style-name="P20">You will mainly use the div element when you want to group HTML elements that will share a set of CSS styles</text:p>
      <text:p text:style-name="P20">Don’t overuse, section can replace div element and be more appropriate</text:p>
      <text:p text:style-name="P20">Div is not semantic</text:p>
      <text:p text:style-name="P20"/>
      <text:p text:style-name="P21">What are IDs and Classes, and when should you use them?</text:p>
      <text:p text:style-name="P22"/>
      <text:p text:style-name="P23">The `id` attribute adds a unique identifier to an HTML element</text:p>
      <text:p text:style-name="P23">Id can be referenced in CSS or JS</text:p>
      <text:p text:style-name="P23">Eg. #title {</text:p>
      <text:p text:style-name="P23"><text:s text:c="2"/>color: red;</text:p>
      <text:p text:style-name="P23">}</text:p>
      <text:p text:style-name="P23"># indicates targeting an ID with indicated value</text:p>
      <text:p text:style-name="P23"><text:soft-page-break/>ID should not be used more than once, always unique</text:p>
      <text:p text:style-name="P23">No spaces between them, causes unwanted errors</text:p>
      <text:p text:style-name="P23">Id attribute values should only contain letters, digits, underscores, and dashes</text:p>
      <text:p text:style-name="P23"/>
      <text:p text:style-name="P23"><text:span text:style-name="T4">`Class`</text:span> attribute value does not need to be unique and can contain spaces.</text:p>
      <text:p text:style-name="P23">Multiple classes can be added, by separating names with space</text:p>
      <text:p text:style-name="P23">Eg.</text:p>
      <text:p text:style-name="P23">&lt;div class="box red-box"&gt;&lt;/div&gt;</text:p>
      <text:p text:style-name="P23"/>
      <text:p text:style-name="P23">Classes are best used when you want to apply a set of styles to many elements</text:p>
      <text:p text:style-name="P23">ID used for targeting specific elements</text:p>
      <text:p text:style-name="P23"/>
      <text:p text:style-name="P24">What are HTML Entities, and What are some common examples?</text:p>
      <text:p text:style-name="P25">An HTML entity, or character reference, used to represent reserved HTML character</text:p>
      <text:p text:style-name="P25">Eg.</text:p>
      <text:p text:style-name="P25">`&amp;lt;`p`&amp;gt`;learning is fun`&amp;lt;`/p`&amp;</text:p>
      <text:p text:style-name="P25">Displays &lt;p&gt;learning is fun&lt;/p&gt;</text:p>
      <text:p text:style-name="P25">Known as named character references</text:p>
      <text:p text:style-name="P25">Start with an ampersand sign (&amp;) and end with a semicolon (;)</text:p>
      <text:p text:style-name="P25"/>
      <text:p text:style-name="P25">Another Character reference would be the decimal numeric reference</text:p>
      <text:p text:style-name="P25">Starts with an ampersand sign and hash symbol (#)</text:p>
      <text:p text:style-name="P25">Followed by one or more decimal digits, followed by a semicolon.</text:p>
      <text:p text:style-name="P25">Eg. &amp;#60;</text:p>
      <text:p text:style-name="P25"/>
      <text:p text:style-name="P25">Lastly would be hexadecimal numeric reference</text:p>
      <text:p text:style-name="P25">Starts with an ampersand sign, hash symbol, and the letter x</text:p>
      <text:p text:style-name="P25">Then followed by one or more ASCII hex digits and ends with a semicolon</text:p>
      <text:p text:style-name="P25">Eg. &amp;#x20AC;</text:p>
      <text:p text:style-name="P25"/>
      <text:p text:style-name="P26"/>
      <text:p text:style-name="P26"><text:soft-page-break/>What is the Role of Script Element in HTML and how can it be used to link to external javascript files?</text:p>
      <text:p text:style-name="P26"/>
      <text:p text:style-name="P27">The `script` element is used to embed executable code</text:p>
      <text:p text:style-name="P27">It is considered best practice to link to an external JavaScript file instead of writing <text:s/>js code in script element</text:p>
      <text:p text:style-name="P27">Eg.</text:p>
      <text:p text:style-name="P27">&lt;script src="path-to-javascript-file.js"&gt;&lt;/script&gt;</text:p>
      <text:p text:style-name="P27"/>
      <text:p text:style-name="P27">Src attribute points to external JS file</text:p>
      <text:p text:style-name="P27">Reason why it is not encouraged to place all of your JavaScript inside the HTML document is because of separation of concerns</text:p>
      <text:p text:style-name="P27">Separation of concerns is a design principle where you separate your programs into distinct sections and have each section address a separate concern.</text:p>
      <text:p text:style-name="P27"/>
      <text:p text:style-name="P28">What Is the Role of the Meta Description, and How Does It Affect SEO?</text:p>
      <text:p text:style-name="P27">SEO, or Search Engine Optimization, <text:span text:style-name="T5">optimizes pages in order to become more visible and rank higher on search engines.</text:span></text:p>
      <text:p text:style-name="P29">Adding a short description to a page using meta element improves SEO</text:p>
      <text:p text:style-name="P29"/>
      <text:p text:style-name="P29">Eg.</text:p>
      <text:p text:style-name="P29">&lt;meta</text:p>
      <text:p text:style-name="P29"><text:s text:c="2"/>name="description"</text:p>
      <text:p text:style-name="P29"><text:s text:c="2"/>content="Discover expert tips and techniques for gardening in small spaces, choosing the right plants, and maintaining a thriving garden."</text:p>
      <text:p text:style-name="P29">/&gt;</text:p>
      <text:p text:style-name="P29"/>
      <text:p text:style-name="P29">Setting name to description ensures search engines, browsers and other tools correctly interpret metadata</text:p>
      <text:p text:style-name="P29">content is where description is placed.</text:p>
      <text:p text:style-name="P29"><text:soft-page-break/>Keep it short and concise as search engines truncate <text:span text:style-name="T6">description based on results page layout</text:span></text:p>
      <text:p text:style-name="P30">meta elements not visible on webpage itself</text:p>
      <text:p text:style-name="P30"/>
      <text:p text:style-name="P30">Meta descriptions won’t directly affect site’s ranking on search engines, but could result in more traffic.</text:p>
      <text:p text:style-name="P30"/>
      <text:p text:style-name="P31">What Is the Role of Open Graph Tags, and How Do They Affect SEO?</text:p>
      <text:p text:style-name="P30"><text:s/>Open graph protocol enables you to control how your website's content appears across various social media platforms.</text:p>
      <text:p text:style-name="P30">By setting these properties, users can be enticed to click and engage with content</text:p>
      <text:p text:style-name="P30">Properties can be set through collection of meta elements inside HTML head sections</text:p>
      <text:p text:style-name="P30">First OG property to include would be title</text:p>
      <text:p text:style-name="P30">Eg.</text:p>
      <text:p text:style-name="P30">&lt;meta content="freeCodeCamp.org" property="og:title" /&gt;</text:p>
      <text:p text:style-name="P30">Property attribute needs to be set to og:title</text:p>
      <text:p text:style-name="P30">Content is the title you want displayed for social media sites</text:p>
      <text:p text:style-name="P30"/>
      <text:p text:style-name="P30">Next important property would be type</text:p>
      <text:p text:style-name="P30">Eg.</text:p>
      <text:p text:style-name="P30">&lt;meta property="og:type" content="website" /&gt;</text:p>
      <text:p text:style-name="P30">Type property represents type of content being shared on social media ,for example articles, websites, videos or music.</text:p>
      <text:p text:style-name="P30"/>
      <text:p text:style-name="P30">Third important property would be image</text:p>
      <text:p text:style-name="P30">Eg.</text:p>
      <text:p text:style-name="P30">&lt;meta</text:p>
      <text:p text:style-name="P30"><text:s text:c="2"/>content="https://cdn.freecodecamp.org/platform/universal/fcc_meta_1920X1080-indigo.png"</text:p>
      <text:p text:style-name="P30"><text:s text:c="2"/>property="og:image"</text:p>
      <text:p text:style-name="P30">/&gt;</text:p>
      <text:p text:style-name="P30"/>
      <text:p text:style-name="P32">Images should be high quality with good dimensions and ratios.</text:p>
      <text:p text:style-name="P32">Most social media platforms provide criteria for image requirements</text:p>
      <text:p text:style-name="P32"><text:soft-page-break/>Fourth important OG property would be url</text:p>
      <text:p text:style-name="P32">Eg</text:p>
      <text:p text:style-name="P32">&lt;meta property="og:url" content="https://www.freecodecamp.org" /&gt;</text:p>
      <text:p text:style-name="P32"/>
      <text:p text:style-name="P32">There are many more including:</text:p>
      <text:p text:style-name="P32">description, audio, video and locale</text:p>
      <text:p text:style-name="P32"/>
      <text:p text:style-name="P33">Well-crafted OG properties can enhance the appearance for your content in users' feeds, thus improving SEO, leading to more clicks and signalling to search engines content is relevant and engaging</text:p>
      <text:p text:style-name="P33"/>
      <text:p text:style-name="P34">What Are the Roles of the HTML Audio and Video Elements, and How Do They Work?</text:p>
      <text:p text:style-name="P33"><text:span text:style-name="T7">A</text:span>udio and video elements allow you to add sound and video content to your HTML <text:span text:style-name="T7">page</text:span></text:p>
      <text:p text:style-name="P35">Audio formats supported: mp3, wav, ogg.</text:p>
      <text:p text:style-name="P35">Video formats supported: mp4, ogg, webm.</text:p>
      <text:p text:style-name="P35"/>
      <text:p text:style-name="P35">For audio use audio element with src pointing to audio file</text:p>
      <text:p text:style-name="P35"/>
      <text:p text:style-name="P35">Eg.</text:p>
      <text:p text:style-name="P35">&lt;audio src="<text:a xlink:type="simple" xlink:href="https://cdn.freecodecamp.org/curriculum/js-music-player/cruising-for-a-musing.mp3" text:style-name="Internet_20_link" text:visited-style-name="Visited_20_Internet_20_Link">https://cdn.freecodecamp.org/curriculum/js-music-player/cruising-for-a-musing.mp3</text:a>"&gt;&lt;/audio&gt;</text:p>
      <text:p text:style-name="P35"/>
      <text:p text:style-name="P35">For audio player add the audio element with the controls attribute.</text:p>
      <text:p text:style-name="P35"/>
      <text:p text:style-name="P35">Eg.</text:p>
      <text:p text:style-name="P35">&lt;audio src="https://cdn.freecodecamp.org/curriculum/js-music-player/cruising-for-a-musing.mp3" controls&gt;&lt;/audio&gt;</text:p>
      <text:p text:style-name="P35"/>
      <text:p text:style-name="P35">Loop attribute is a boolean attribute that makes the audio replay continuously.</text:p>
      <text:p text:style-name="P35">Muted attribute is a boolean attribute to start audio muted.</text:p>
      <text:p text:style-name="P35"/>
      <text:p text:style-name="P35">To account for different audio file types supported in browsers use source element inside audio element and browser will select first supported audio file type.</text:p>
      <text:p text:style-name="P35"><text:soft-page-break/>Eg.</text:p>
      <text:p text:style-name="P35">&lt;audio controls&gt;</text:p>
      <text:p text:style-name="P35"><text:s text:c="2"/>&lt;source src="audio.ogg" type="audio/ogg" /&gt;</text:p>
      <text:p text:style-name="P35"><text:s text:c="2"/>&lt;source src="audio.wav" type="audio/wav" /&gt;</text:p>
      <text:p text:style-name="P35"><text:s text:c="2"/>&lt;source src="audio.mp3" type="audio/mpeg" /&gt;</text:p>
      <text:p text:style-name="P35">&lt;/audio&gt;</text:p>
      <text:p text:style-name="P35"/>
      <text:p text:style-name="P35">All the attributes are also supported in video element</text:p>
      <text:p text:style-name="P35">Use video element with loop, controls and muted attributes</text:p>
      <text:p text:style-name="P35">Autoplay can be added</text:p>
      <text:p text:style-name="P35"/>
      <text:p text:style-name="P36">Eg.</text:p>
      <text:p text:style-name="P36">&lt;video <text:s/>src="https://archive.org/download/BigBuckBunny_124/Content/big_buck_bunny_720p_surround.mp4"</text:p>
      <text:p text:style-name="P36"><text:s text:c="2"/>loop</text:p>
      <text:p text:style-name="P36"><text:s text:c="2"/>controls</text:p>
      <text:p text:style-name="P36"><text:s text:c="2"/>muted</text:p>
      <text:p text:style-name="P36"><text:s text:c="2"/>width="400"</text:p>
      <text:p text:style-name="P36">&gt;&lt;/video&gt;</text:p>
      <text:p text:style-name="P36"/>
      <text:p text:style-name="P36">Poster attribute displays image while video is loading, not available for audio</text:p>
      <text:p text:style-name="P36"/>
      <text:p text:style-name="P36">Eg.</text:p>
      <text:p text:style-name="P36">&lt;video src="https://archive.org/download/BigBuckBunny_124/Content/big_buck_bunny_720p_surround.mp4"</text:p>
      <text:p text:style-name="P36"><text:s text:c="2"/>loop</text:p>
      <text:p text:style-name="P36"><text:s text:c="2"/>controls</text:p>
      <text:p text:style-name="P36"><text:s text:c="2"/>muted</text:p>
      <text:p text:style-name="P36"><text:s text:c="2"/>poster="https://peach.blender.org/wp-content/uploads/title_anouncement.jpg?x11217"</text:p>
      <text:p text:style-name="P36"><text:s text:c="2"/>width="400"</text:p>
      <text:p text:style-name="P36">&gt;&lt;/video&gt;</text:p>
      <text:p text:style-name="P36"/>
      <text:p text:style-name="P37"><text:soft-page-break/>Optimize Media Assets</text:p>
      <text:p text:style-name="P37"/>
      <text:p text:style-name="P38">Consider:</text:p>
      <text:p text:style-name="P38">size</text:p>
      <text:p text:style-name="P38">format</text:p>
      <text:p text:style-name="P38">compression</text:p>
      <text:p text:style-name="P38"/>
      <text:p text:style-name="P38">Size:</text:p>
      <text:p text:style-name="P38">Scale the image to match the displayed size to prevent downloading unnecessary data</text:p>
      <text:p text:style-name="P38"/>
      <text:p text:style-name="P38">File Format:</text:p>
      <text:p text:style-name="P38">PNG, JPG – Common, but no longer ideal</text:p>
      <text:p text:style-name="P38">WEBP, AVIF – More, optimized, might not be supported by older browsers</text:p>
      <text:p text:style-name="P38"/>
      <text:p text:style-name="P38">Compression:</text:p>
      <text:p text:style-name="P38">Compression algorithm used to reduce data/file size</text:p>
      <text:p text:style-name="P38">Options like pngcrush to compress images locally</text:p>
      <text:p text:style-name="P38">Not all formats are lossless like JPG</text:p>
      <text:p text:style-name="P38"/>
      <text:p text:style-name="P39">What Are the Different Types of Image Licenses, and How Do They Work?</text:p>
      <text:p text:style-name="P38">Images are considered intellectual property, <text:span text:style-name="T8">protected by copyright laws</text:span></text:p>
      <text:p text:style-name="P38">By default, images are released as all rights reserved.</text:p>
      <text:p text:style-name="P38"><text:span text:style-name="T8">C</text:span>annot use them in your web page unless you do one of three things: obtain written permission from the copyright holder, purchase a license or incorporate the image in a way that falls under fair use.</text:p>
      <text:p text:style-name="P38">Fair use requires that your use of the image is both limited and transformative</text:p>
      <text:p text:style-name="P38"/>
      <text:p text:style-name="P38"><text:span text:style-name="T8">P</text:span>ermissive license - a Creative Commons license, or the BSD license</text:p>
      <text:p text:style-name="P38">These images are available for use in your website, you might be required to make your website open source, or you may not be permitted to modify the image in any way.</text:p>
      <text:p text:style-name="P38"/>
      <text:p text:style-name="P38"><text:soft-page-break/><text:span text:style-name="T8">P</text:span>ublic domain - image under the public domain has no copyright attached to it and is free to be used without any restrictions</text:p>
      <text:p text:style-name="P38">Creative Commons 0 license - considered public domain.</text:p>
      <text:p text:style-name="P38">Pixabay and Unsplash <text:span text:style-name="T8">offer free to use images</text:span></text:p>
      <text:p text:style-name="P38"/>
      <text:p text:style-name="P39">What Are SVGs, and When Should You Use Them?</text:p>
      <text:p text:style-name="P40">PNG, JPG – classified as raster formats, meaning pixel-based, data tracking colour value of each <text:tab/> <text:s text:c="8"/>pixel.</text:p>
      <text:p text:style-name="P40"/>
      <text:p text:style-name="P40">Downside of raster based images is that they do not upscale well</text:p>
      <text:p text:style-name="P40"/>
      <text:p text:style-name="P40">SVG stands for a scalable vector graphic.</text:p>
      <text:p text:style-name="P40">Vector graphic tracks data based on paths and equations to plot points, lines and curves.</text:p>
      <text:p text:style-name="P40">Can be scaled to any size without impacting quality</text:p>
      <text:p text:style-name="P40">Added benefit of storing data in XML, meaning can be directly used in code as raw HTML with <text:span text:style-name="T4">svg</text:span> element</text:p>
      <text:p text:style-name="P40"/>
      <text:p text:style-name="P40">Code example:</text:p>
      <text:p text:style-name="P40">&lt;svg width="100" height="100" viewBox="0 0 100 100" xmlns="http://www.w3.org/2000/svg"&gt;</text:p>
      <text:p text:style-name="P40"><text:s text:c="2"/>&lt;circle cx="50" cy="50" r="45" stroke="black" stroke-width="4" fill="yellow" /&gt;</text:p>
      <text:p text:style-name="P40"><text:s text:c="2"/>&lt;circle cx="35" cy="40" r="5" fill="black" /&gt;</text:p>
      <text:p text:style-name="P40"><text:s text:c="2"/>&lt;circle cx="65" cy="40" r="5" fill="black" /&gt;</text:p>
      <text:p text:style-name="P40"><text:s text:c="2"/>&lt;path d="M35 65 Q50 80 65 65" stroke="black" stroke-width="4" fill="transparent" /&gt;</text:p>
      <text:p text:style-name="P40">&lt;/svg&gt;</text:p>
      <text:p text:style-name="P40"/>
      <text:p text:style-name="P40"><text:span text:style-name="T4">svg</text:span> element is the container for the whole drawing</text:p>
      <text:p text:style-name="P40">circle element is used to make the face and the eyes</text:p>
      <text:p text:style-name="P40">path element is used to draw the smile. It creates a curved line for the mouth.</text:p>
      <text:p text:style-name="P40">Each SVG element has attributes that control its appearance and position within the drawing area.</text:p>
      <text:p text:style-name="P40">Fill changes colour</text:p>
      <text:p text:style-name="P40"/>
      <text:p text:style-name="P40"/>
      <text:p text:style-name="P40"><text:soft-page-break/>Icons are a great use case for SVG’s</text:p>
      <text:p text:style-name="P40">Create custom bullet points, or add icons to your links, SVG best approach</text:p>
      <text:p text:style-name="P40">Also great for webpage logos</text:p>
      <text:p text:style-name="P40">Allow you to adapt your layout to any responsive design you need</text:p>
      <text:p text:style-name="P40"/>
      <text:p text:style-name="P41">What Are Replaced Elements, and What Are Some Examples?</text:p>
      <text:p text:style-name="P40">A replaced element is an element whose content is determined by an external resource, <text:span text:style-name="T9">rather than internal CSS</text:span></text:p>
      <text:p text:style-name="P42">Eg.</text:p>
      <text:p text:style-name="P42">image, iframe, and video elements</text:p>
      <text:p text:style-name="P42">You can control the position, or layout of an element but not content of element.</text:p>
      <text:p text:style-name="P42">Eg.</text:p>
      <text:p text:style-name="P42">&lt;iframe width="400" height="200" src="https://www.youtube.com/embed/u43gJJrVa1I?si=BoDW_puFsy8OEr_Z" title="Professional Cloud Architect Certification Course – Pass the Exam! (YouTube video)" allow="accelerometer; autoplay; clipboard-write; encrypted-media; gyroscope; picture-in-picture; web-share" referrerpolicy="strict-origin-when-cross-origin" allowfullscreen&gt;&lt;/iframe&gt;</text:p>
      <text:p text:style-name="P42"/>
      <text:p text:style-name="P42">Element itself is replaced with the external object</text:p>
      <text:p text:style-name="P42">Control things like the positioning of the image, or apply a filter to it</text:p>
      <text:p text:style-name="P42">iframe element, embeds an external site on your web page.</text:p>
      <text:p text:style-name="P42">iframe element could be used to embed maps onto the page</text:p>
      <text:p text:style-name="P42"/>
      <text:p text:style-name="P43">How Do You Embed Videos onto Your Page Using the iframe Element?</text:p>
      <text:p text:style-name="P44">Iframe Element stands for inline frame.</text:p>
      <text:p text:style-name="P44">Used to embed other HTML content directly within HTML page</text:p>
      <text:p text:style-name="P44">Eg. Video, map, another HTML element, or even other web page</text:p>
      <text:p text:style-name="P44"/>
      <text:p text:style-name="P44"/>
      <text:p text:style-name="P44"/>
      <text:p text:style-name="P44"/>
      <text:p text:style-name="P44"><text:soft-page-break/>Code eg.</text:p>
      <text:p text:style-name="P44">&lt;iframe</text:p>
      <text:p text:style-name="P44"><text:s text:c="2"/>width="400"</text:p>
      <text:p text:style-name="P44"><text:s text:c="2"/>height="400"</text:p>
      <text:p text:style-name="P44"><text:s text:c="2"/>src="https://www.youtube.com/embed/PkZNo7MFNFg?si=-UBVIUNM3csdeiWF"</text:p>
      <text:p text:style-name="P44"><text:s text:c="2"/>title="Learn JavaScript - Full Course for Beginners (YouTube video)"</text:p>
      <text:p text:style-name="P44"><text:s text:c="2"/>allow="accelerometer; autoplay; clipboard-write; encrypted-media; gyroscope; picture-in-picture; web-share"</text:p>
      <text:p text:style-name="P44"><text:s text:c="2"/>referrerpolicy="strict-origin-when-cross-origin"</text:p>
      <text:p text:style-name="P44"><text:s text:c="2"/>allowfullscreen</text:p>
      <text:p text:style-name="P44">&gt;&lt;/iframe&gt;</text:p>
      <text:p text:style-name="P44"/>
      <text:p text:style-name="P44">src attribute specifies the URL of the page you want to embed</text:p>
      <text:p text:style-name="P44"><text:s/>width attribute specifies the width of the iframe</text:p>
      <text:p text:style-name="P44">height specifies height of iframe</text:p>
      <text:p text:style-name="P44">allowfullscreen allows user to display iframe in full screen mode.</text:p>
      <text:p text:style-name="P44">Good practices to specify title for accessibility</text:p>
      <text:p text:style-name="P44"/>
      <text:p text:style-name="P44">`allow` attribute lets you define what an iframe can or can't do.</text:p>
      <text:p text:style-name="P44">Called an allowlist</text:p>
      <text:p text:style-name="P44">Adding clipboard-write to it allows the embedded page to write items to your clipboard</text:p>
      <text:p text:style-name="P44">Items in an allowlist can be separated by semicolons or spaces</text:p>
      <text:p text:style-name="P44"/>
      <text:p text:style-name="P44">For direct embedding of html within iframe use srcdoc instead of src</text:p>
      <text:p text:style-name="P44"/>
      <text:p text:style-name="P45">Different Target Attribute Types and How do they work?</text:p>
      <text:p text:style-name="P46">Attribute tells the browser where to open the URL for the anchor element</text:p>
      <text:p text:style-name="P46">Eg.</text:p>
      <text:p text:style-name="P46">&lt;a href="https://freecodecamp.org" target="_blank"&gt;Visit freeCodeCamp&lt;/a&gt;</text:p>
      <text:p text:style-name="P46"/>
      <text:p text:style-name="P46"/>
      <text:p text:style-name="P46"/>
      <text:p text:style-name="P46"><text:soft-page-break/>_self – Default value</text:p>
      <text:p text:style-name="P46">Opens link in current browsing context</text:p>
      <text:p text:style-name="P46">Most cases current tab or window</text:p>
      <text:p text:style-name="P46"/>
      <text:p text:style-name="P46">_blank – Opens link in new browsing context</text:p>
      <text:p text:style-name="P46"><text:s/>Typically opens in a new tab</text:p>
      <text:p text:style-name="P46">Users can configure browsers to open new window instead</text:p>
      <text:p text:style-name="P46"/>
      <text:p text:style-name="P46">_parent – Opens link in parent of current context</text:p>
      <text:p text:style-name="P46">Eg if website has an iframe, parent value would be website’s tab/window, not embedde frame</text:p>
      <text:p text:style-name="P46"/>
      <text:p text:style-name="P46">_top – opens link in top-most browsing context, i.e parent of parent.</text:p>
      <text:p text:style-name="P46">Link will always open in full browser tab/window even for nested embedded frames</text:p>
      <text:p text:style-name="P46"/>
      <text:p text:style-name="P46">-unfencedTop – experimental FencedFrame API, won’t be using yet.</text:p>
      <text:p text:style-name="P46"/>
      <text:p text:style-name="P47">What is the difference between Absolute and Relative Paths?</text:p>
      <text:p text:style-name="P48">A path is a string that specifies the location of a file or directory in a file system</text:p>
      <text:p text:style-name="P48">There are absolute and relative paths</text:p>
      <text:p text:style-name="P48"/>
      <text:p text:style-name="P48">An absolute path is a complete link to a resource</text:p>
      <text:p text:style-name="P48">Starts from the root directory, includes every other directory, and finally the filename and extension</text:p>
      <text:p text:style-name="P48">Root directory refers to the top-level directory or folder in a hierarchy</text:p>
      <text:p text:style-name="P48">Absolute path also includes the protocol eg http https, file name and domain name</text:p>
      <text:p text:style-name="P48"/>
      <text:p text:style-name="P48">Absolute path example</text:p>
      <text:p text:style-name="P48">&lt;a href="https://design-style-guide.freecodecamp.org/img/fcc_secondary_small.svg"&gt;</text:p>
      <text:p text:style-name="P48"><text:s text:c="2"/>View fCC Logo</text:p>
      <text:p text:style-name="P48">&lt;/a&gt;</text:p>
      <text:p text:style-name="P48"/>
      <text:p text:style-name="P48"/>
      <text:p text:style-name="P48"><text:soft-page-break/>Absolute path on local machine examples</text:p>
      <text:p text:style-name="P48">&lt;p&gt;</text:p>
      <text:p text:style-name="P48"><text:s text:c="2"/>Read more on the</text:p>
      <text:p text:style-name="P48"><text:s text:c="2"/>&lt;a</text:p>
      <text:p text:style-name="P48"><text:s text:c="4"/>href="/Users/user/Desktop/fCC/script-code/absolute-vs-relative-paths/pages/about.html"</text:p>
      <text:p text:style-name="P48"><text:s text:c="4"/>&gt;About Page&lt;/a</text:p>
      <text:p text:style-name="P48"><text:s text:c="4"/>&gt;</text:p>
      <text:p text:style-name="P48">&lt;/p&gt;</text:p>
      <text:p text:style-name="P48"/>
      <text:p text:style-name="P48">Here’s what it looks like in browser address bar</text:p>
      <text:p text:style-name="P48"><text:a xlink:type="simple" xlink:href="../../../../../../../../Users/user/Desktop/fCC/script-code/absolute-vs-relative-paths/pages/about.html" text:style-name="Internet_20_link" text:visited-style-name="Visited_20_Internet_20_Link">file:///Users/user/Desktop/fCC/script-code/absolute-vs-relative-paths/pages/about.html</text:a></text:p>
      <text:p text:style-name="P48"/>
      <text:p text:style-name="P48">A relative path specifies the location of a file relative to the directory of the current file</text:p>
      <text:p text:style-name="P48"><text:span text:style-name="T10">D</text:span>oes not include the protocol or the domain name</text:p>
      <text:p text:style-name="P48"><text:span text:style-name="T10">S</text:span>horter and more flexible for internal links within the same website</text:p>
      <text:p text:style-name="P48"/>
      <text:p text:style-name="P49">Eg. </text:p>
      <text:p text:style-name="P48">&lt;p&gt;</text:p>
      <text:p text:style-name="P48"><text:s text:c="2"/>Read more on the</text:p>
      <text:p text:style-name="P48"><text:s text:c="2"/>&lt;a href="about.html"&gt;About Page&lt;/a&gt;</text:p>
      <text:p text:style-name="P48">&lt;/p&gt;</text:p>
      <text:p text:style-name="P48"/>
      <text:p text:style-name="P48"><text:span text:style-name="T11">O</text:span>n the contact.html page, and because the about.html page is in the same place, you simply get the filename</text:p>
      <text:p text:style-name="P48"/>
      <text:p text:style-name="P48"><text:tab/>-Use absolute paths when linking to a resource hosted on an external website</text:p>
      <text:p text:style-name="P48"><text:span text:style-name="T11"><text:tab/>-W</text:span>hen you need the link to a page or resource to work consistently regardless of the <text:tab/>document location within the site</text:p>
      <text:p text:style-name="P48"/>
      <text:p text:style-name="P48"><text:tab/>-Use relative paths when linking to resources within the same website</text:p>
      <text:p text:style-name="P48"><text:tab/>-<text:span text:style-name="T11">I</text:span>f you want to keep your code cleaner and easier to maintain during development</text:p>
      <text:p text:style-name="P48"><text:tab/>-<text:span text:style-name="T11">D</text:span>uring local testing to ensure links work without an internet connection</text:p>
      <text:p text:style-name="P48"/>
      <text:p text:style-name="P48"/>
      <text:p text:style-name="P50"><text:soft-page-break/>What Is the Difference Between Slashes, a Single Dot, and Double Dot in Path Syntax?</text:p>
      <text:p text:style-name="P48">There are three key syntaxes to know <text:span text:style-name="T12">with file paths</text:span></text:p>
      <text:p text:style-name="P48"><text:span text:style-name="T12">C</text:span>an be a backslash (\) or forward slash (/) <text:span text:style-name="T12">depending on OS</text:span></text:p>
      <text:p text:style-name="P48">The second is the single dot (.)</text:p>
      <text:p text:style-name="P48"><text:span text:style-name="T12">D</text:span>ouble dot (..)</text:p>
      <text:p text:style-name="P48"/>
      <text:p text:style-name="P51">Slash is known as path separator.</text:p>
      <text:p text:style-name="P51">Single dot points to current directory</text:p>
      <text:p text:style-name="P51">Two dots point to parent directory</text:p>
      <text:p text:style-name="P51"/>
      <text:p text:style-name="P51">Single dot to ensure path is recognised as a relative path</text:p>
      <text:p text:style-name="P51"/>
      <text:p text:style-name="P52">What are the Different Link States and Why are They Important?</text:p>
      <text:p text:style-name="P53">Default state, `:link`</text:p>
      <text:p text:style-name="P53">Represents a link which the user has not visited, clicked or interacted with.</text:p>
      <text:p text:style-name="P53"/>
      <text:p text:style-name="P53">Eg.</text:p>
      <text:p text:style-name="P53">&lt;a href="https://freecodecamp.org" target="_blank"&gt;Visit freeCodeCamp&lt;/a&gt;</text:p>
      <text:p text:style-name="P53"/>
      <text:p text:style-name="P53">Second state is `:visited`</text:p>
      <text:p text:style-name="P53">Applies when a user has already visited the page</text:p>
      <text:p text:style-name="P53">By default, this turns link purple</text:p>
      <text:p text:style-name="P53"/>
      <text:p text:style-name="P53">Third state is `:hover`</text:p>
      <text:p text:style-name="P53">Applies when a user is hovering their cursor over a link</text:p>
      <text:p text:style-name="P53"/>
      <text:p text:style-name="P53">`:focus`</text:p>
      <text:p text:style-name="P53">Applies when we focus on a link</text:p>
      <text:p text:style-name="P53"/>
      <text:p text:style-name="P53"><text:soft-page-break/>`:active`</text:p>
      <text:p text:style-name="P53">State applies to links that are being activated by the user, clicked <text:span text:style-name="T13">in other words.</text:span></text:p>
      <text:p text:style-name="P53"/>
      <text:p text:style-name="P53"><text:span text:style-name="T13">T</text:span>here is a specific order you need to write your CSS in: `link`, `visited`, `hover`, `focus`, then `activ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1T13:57:04.681490700</meta:creation-date>
    <dc:date>2025-12-04T20:24:57.554420700</dc:date>
    <meta:editing-duration>PT5H36M10S</meta:editing-duration>
    <meta:editing-cycles>18</meta:editing-cycles>
    <meta:generator>LibreOffice/25.2.7.2$Windows_X86_64 LibreOffice_project/5cbfd1ab6520636bb5f7b99185aa69bd7456825d</meta:generator>
    <meta:document-statistic meta:table-count="0" meta:image-count="0" meta:object-count="0" meta:page-count="18" meta:paragraph-count="385" meta:word-count="2939" meta:character-count="19789" meta:non-whitespace-character-count="17035"/>
  </office:meta>
</office:document-meta>
</file>